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8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ala consultazion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olo</text:p>
          </table:table-cell>
          <table:table-cell table:style-name="ce3" office:value-type="string" calcext:value-type="string">
            <text:p>Anno edizione</text:p>
          </table:table-cell>
          <table:table-cell table:style-name="ce3" office:value-type="string" calcext:value-type="string">
            <text:p>Collocazione</text:p>
          </table:table-cell>
          <table:table-cell table:style-name="ce1" office:value-type="string" calcext:value-type="string">
            <text:p>Volumi</text:p>
          </table:table-cell>
          <table:table-cell/>
        </table:table-row>
        <table:table-row table:style-name="ro1">
          <table:table-cell office:value-type="string" calcext:value-type="string">
            <text:p>Codice delle Leggi sulla Pubblica Istruzion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ituzione della Repubblica Italian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Costituzioni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Catasto e dei Tributi sugli immobil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la Costituzio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Novissimo Digesto Italiano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nciclopedia del Diritt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’Avvocato di Tutti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iclopedia Forens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Amministrativ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F 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Commento Teorico-Pratico della Legge Comunale e Provinciale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 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Amministrativo e Contabilità Pubblic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Commercial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stema Istituzionale del Diritto Privato Italian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 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Internazionale Pubblic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Grandi Sistemi Giuridici Contemporane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Civile e Commer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l Fallimento e le altre procedure concorsuali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 Responsabilità Civile da Fatto Illecit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nuale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stema Penale Itali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ttato di Diritto Penale Italiano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stituzioni di Diritto Processuale Penal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ttato di Diritto Processuale Penale Italian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l Diritto Del Lavoro Nell’elaborazione giurisprudenzi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rincipi di Diritto Sindac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tti Speciali di Lavor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elle Assicurazioni Sociali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el Lavor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islazione Sociale del Lavor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Assicurazioni Social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del Lavoro e della Sicurezza So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li Imprenditori e le Societ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zioni di Diritto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lemi Costituzionali del diritto sindacale italian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esa dei Monumenti e delle Bellezze Naturali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ggi sulla Tutela delle Cose d’Interesse Artistico o Storico …</text:p>
          </table:table-cell>
          <table:table-cell/>
          <table:table-cell office:value-type="string" calcext:value-type="string">
            <text:p>F 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gi Sanitari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olizi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e Codice di Procedura Penal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a Imposta di Registro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Fis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Amministrativ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Quattro Codici per le Udienze Civili e Penali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F 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 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F 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F 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uale Elementare di Diritto Romano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 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ire du Droit Romain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F 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egno del Diritto Pubblico Romano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F 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erazioni in Tema di Legislazione Statutaria Medieval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Italiano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F 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Processuale Tributari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Tributari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dice della Legislazione Statale sull’Ordinamento Regional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Elettora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Senatoconsulti del Tempo di Adrian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 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Diritto Romano Cristiano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F 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 Origini dell’Ordinamento Provinciale e Comunale Italian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Bibliografico delle Riviste Giuridiche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rattato di Medicina e Chirurgia ad Uso Leg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ttere San Paolo / Divan Occidentale Orientale</text:p>
          </table:table-cell>
          <table:table-cell/>
          <table:table-cell office:value-type="string" calcext:value-type="string">
            <text:p>F 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Nuove Leggi di Giustizia Amministrativ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Regionale dei Trasport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gislazione sull’Istruzione Secondar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 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ell’Applicato Municipal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Impiegato Comuna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8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rattato di Diritto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igesto Italiano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us Iuris Canonici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F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x Iuris Canonici</text:p>
          </table:table-cell>
          <table:table-cell/>
          <table:table-cell office:value-type="string" calcext:value-type="string">
            <text:p>F 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esta Iustiniani Augusti</text:p>
          </table:table-cell>
          <table:table-cell/>
          <table:table-cell office:value-type="string" calcext:value-type="string">
            <text:p>F 1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dosiani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1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 Statuto Dei Diritti dei Lavorator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ostituzionale della Repubblica Itali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ovo Dizionario di Diritto Canonic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o Unificato della Normativa sull’Inquinamento Atmosferic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r l’Editoria e la Radiotelevision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dice della Regione Piemont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li statuti delle regioni</text:p>
          </table:table-cell>
          <table:table-cell/>
          <table:table-cell office:value-type="string" calcext:value-type="string">
            <text:p>F 1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entario dello Statuto dei Lavoratori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Imposte Dirette e il Contenzioso Tributari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onomia Mont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icurezza Pubblic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delle Decisioni della Corte Costituzionale</text:p>
          </table:table-cell>
          <table:table-cell/>
          <table:table-cell office:value-type="string" calcext:value-type="string">
            <text:p>F 12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 Codice di Procedura Civi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1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uale del Diritto di Lavor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’Ambient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zionario delle Autonomie Locali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Giustizia Amministrativ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la Riforma del Diritto di Famigli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gislazione Universitari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gi Fondamentali dell’Ordinamento Costituzionale Italian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Elettor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Civi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degli enti di studio, ricerca, cultura e informazion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Amministrativ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ella Finanza Loca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Ecclesiastico Italian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one Piemonte Annuario Guid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menti di Storia del Diritto Roman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egge Urbanistica Piemontes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Teorico-Pratico al Codice Civil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da delle Regioni d’Itali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zionari del Diritto Privat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ssegna di Giurisprudenza sulle Leggi Relative All’Istruzione Elementar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Annotato con la dottrina e la giurisprudenz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nuale del Consulente Fisc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Ufficiale del Parlamento Europe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 Condomini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Convenzioni di Diritto Internazionale Privato e Processuale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 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o Sport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Penale annotato con la giurisprudenz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1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Rapporto di Lavoro Annotat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Urbanistic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ma e Gestione dei Beni Rustici ed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segna di Giurisprudenza sulla Legge Comunale e Provinci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rivat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ocazio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segna Automatica di Dottrina Giurid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odice della Contabilità Pubbl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Titoli di Credit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Partito Politico di fronte allo Stato di fronte a Se Stess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quinar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rdinamento Universitario Italian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 Locazioni degli Immobili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i Famig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trada e Leggi Complementari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Pena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1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 Diritto Canon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Giustizia Amministrativa Annot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Amministrativo dello Stato</text:p>
          </table:table-cell>
          <table:table-cell/>
          <table:table-cell office:value-type="string" calcext:value-type="string">
            <text:p>F 1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Nuovissimo Codice Tributario Annotato per articol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i Diritto Sanitari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ei Termini Giuridic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colta delle Disposizioni sui Diritti e Doveri del Personale della Scuol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Pubbl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endio del Nuovo Diritto Priva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Europeo Dell’Ambien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colta Sisetmatica degli Usi Agrar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ocazioni Annot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Legge Dogan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Protezione degli Animali e del loro ambient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ei Comun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i Stauti Regionali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Turism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Artigia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Società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Conservazione della Natura nella Legislazione Regio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i Diritto e Procedura Pe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Rapporto di Agenza e di Rappresentanza Commerci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Diritto del Consumo e dell’Utenz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enzioso Tributari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Compravendita Immobiliare e Mobiliar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Gestione Collegiale della Scuol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esto delle Discipline Pubblic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gesto delle Discipline Penal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igesto delle Discipline Privatistiche – Sezione Civi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igesto delle Discipline Privatistiche – Sezione Commercia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ndomini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Sistema del Diritto Priva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 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Leggi sul Lavoro Annotate dalla Giurisprudenz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Nuova Enciclopedia del Diritto e dell’Econom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di Giurisprudenza del Lavor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2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Sanita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Servizi di Sicurezza In It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Riforme Istituzionali in Parlamen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Civile e Commerci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 Funzione Dirigente e Ispettiva nella Scuola di St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Amministrativ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o a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dice dell’Urbanistica e dell’Ediliz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banistica e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rbanistica e della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trada e Leggi Complementari annotat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Pubblico Impieg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itto Rurale Comunitari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Mercato Unico Europe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Violazione della Legge nel Sistema dei Vizi del Provvedimento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Concors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Condomin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Norme sul Commerc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Diritti degli Assicurat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Norme del Processo Pen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i Diritto Alimentare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Sanitario Nazio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rdinamento Costituzionale Italian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Codice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4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dice Civile e Leggi Collega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Regionale Italian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Testo Unico Delle Leggi in Materia di Stupefacenti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alti Pubblici e Mercato Unico Europ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Regiona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Urbanistic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Legislazione Alimentar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Sanitari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Don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egislazione Vigent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Nuovo Codice della Strad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Rapporto di Impiego negli Enti Locali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del Lavor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dice di Procedura Pen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iclopedia Giuridic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6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Commento alla Legge sulle Autonomie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Brevetto Europe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Opere Pubbliche degli Enti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Reati In Materia di Inquinament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i Pubblic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le Armi, delle Munizioni e degli Esplosiv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le Sostanze Stupefacent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Italiano dell’Edilizi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i Uninomali della Camera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i Uninomali del Senato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me per l’Elezione della Camera e del Sen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aggragazione dei Dati Elettorali 199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Sul Lavor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Beni Cultural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nione Europe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Illecito Amministrativo e Depenalizz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to Unico del Credi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Nuovo Codice della Strad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Tributari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Leggi dello Stato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’Ordinamento Comunal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290</text:p>
          </table:table-cell>
          <table:table-cell table:number-columns-repeated="2"/>
        </table:table-row>
        <table:table-row table:style-name="ro1" table:number-rows-repeated="104828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8:25:16.963852692</meta:creation-date>
    <dc:date>2024-07-17T11:43:16.709689959</dc:date>
    <meta:editing-duration>PT1H13M45S</meta:editing-duration>
    <meta:editing-cycles>14</meta:editing-cycles>
    <meta:generator>LibreOffice/7.3.7.2$Linux_X86_64 LibreOffice_project/30$Build-2</meta:generator>
    <meta:document-statistic meta:table-count="1" meta:cell-count="1104" meta:object-count="0"/>
  </office:meta>
</office:document-meta>
</file>